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T12" style:parent-style-name="Standardskriftforavsnitt" style:family="text">
      <style:text-properties fo:language="en" fo:country="US"/>
    </style:style>
    <style:style style:name="T13" style:parent-style-name="Standardskriftforavsnitt" style:family="text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T17" style:parent-style-name="Standardskriftforavsnitt" style:family="text">
      <style:text-properties fo:language="en" fo:country="US"/>
    </style:style>
    <style:style style:name="T18" style:parent-style-name="Standardskriftforavsnitt" style:family="text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T25" style:parent-style-name="Standardskriftforavsnitt" style:family="text">
      <style:text-properties fo:language="en" fo:country="US"/>
    </style:style>
    <style:style style:name="T26" style:parent-style-name="Standardskriftforavsnitt" style:family="text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T28" style:parent-style-name="Standardskriftforavsnitt" style:family="text">
      <style:text-properties fo:language="en" fo:country="US"/>
    </style:style>
    <style:style style:name="T29" style:parent-style-name="Standardskriftforavsnitt" style:family="text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T33" style:parent-style-name="Standardskriftforavsnitt" style:family="text">
      <style:text-properties fo:language="en" fo:country="US"/>
    </style:style>
    <style:style style:name="T34" style:parent-style-name="Standardskriftforavsnitt" style:family="text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T38" style:parent-style-name="Standardskriftforavsnitt" style:family="text">
      <style:text-properties fo:language="en" fo:country="US"/>
    </style:style>
  </office:automatic-styles>
  <office:body>
    <office:text text:use-soft-page-breaks="true">
      <text:p text:style-name="P1">&lt;!DOCTYPE html&gt;</text:p>
      <text:p text:style-name="P2">&lt;html lang="no"&gt;</text:p>
      <text:p text:style-name="P3">&lt;head&gt;</text:p>
      <text:p text:style-name="P4"><text:s text:c="4"/>&lt;meta charset="UTF-8"&gt;</text:p>
      <text:p text:style-name="P5"><text:s text:c="4"/>&lt;meta name="viewport" content="width=device-width, initial-scale=1.0"&gt;</text:p>
      <text:p text:style-name="P6"><text:s text:c="4"/>&lt;title&gt;Distinctio&lt;/title&gt;</text:p>
      <text:p text:style-name="P7"><text:s text:c="4"/>&lt;link rel="stylesheet" href="styles.css"&gt;</text:p>
      <text:p text:style-name="P8">&lt;/head&gt;</text:p>
      <text:p text:style-name="P9">&lt;body&gt;</text:p>
      <text:p text:style-name="P10"><text:s text:c="4"/>&lt;header&gt;</text:p>
      <text:p text:style-name="P11"><text:s text:c="8"/>&lt;h1&gt;Distinctio&lt;/h1&gt;</text:p>
      <text:p text:style-name="Normal"><text:span text:style-name="T12"><text:s text:c="8"/></text:span>&lt;p&gt;Å skille seg ut og differensiere seg&lt;/p&gt;</text:p>
      <text:p text:style-name="Normal"><text:s text:c="4"/>&lt;/header&gt;</text:p>
      <text:p text:style-name="Normal"><text:s text:c="4"/></text:p>
      <text:p text:style-name="Normal"><text:s text:c="4"/>&lt;nav&gt;</text:p>
      <text:p text:style-name="Normal"><text:s text:c="8"/>&lt;ul&gt;</text:p>
      <text:p text:style-name="Normal"><text:s text:c="12"/>&lt;li&gt;&lt;a href="#about"&gt;Om Oss&lt;/a&gt;&lt;/li&gt;</text:p>
      <text:p text:style-name="Normal"><text:s text:c="12"/>&lt;li&gt;&lt;a href="#skills"&gt;Ferdigheter&lt;/a&gt;&lt;/li&gt;</text:p>
      <text:p text:style-name="Normal"><text:s text:c="12"/>&lt;li&gt;&lt;a href="#contact"&gt;Kontakt&lt;/a&gt;&lt;/li&gt;</text:p>
      <text:p text:style-name="Normal"><text:s text:c="8"/><text:span text:style-name="T13">&lt;/ul&gt;</text:span></text:p>
      <text:p text:style-name="P14"><text:s text:c="4"/>&lt;/nav&gt;</text:p>
      <text:p text:style-name="P15"><text:s text:c="4"/></text:p>
      <text:p text:style-name="P16"><text:s text:c="4"/>&lt;section id="about"&gt;</text:p>
      <text:p text:style-name="Normal"><text:span text:style-name="T17"><text:s text:c="8"/></text:span>&lt;h2&gt;Om Oss&lt;/h2&gt;</text:p>
      <text:p text:style-name="Normal"><text:s text:c="8"/>&lt;p&gt;Jeg er en erfaren leder innen kommunikasjon, merkevare, tjenestesalg, og B2B. Jeg tilbyr mine tjenester gjennom Distinctio, et selskap som fokuserer på å skille seg ut og differensiere seg i markedet. Målgruppen min er interim-/management for hire-byråer som søker ledere for en periode, samt selskaper som trenger min ekspertise i styrer.&lt;/p&gt;</text:p>
      <text:soft-page-break/>
      <text:p text:style-name="Normal"><text:s text:c="4"/><text:span text:style-name="T18">&lt;/section&gt;</text:span></text:p>
      <text:p text:style-name="P19"><text:s text:c="4"/></text:p>
      <text:p text:style-name="P20"><text:s text:c="4"/>&lt;section id="skills"&gt;</text:p>
      <text:p text:style-name="P21"><text:s text:c="8"/>&lt;h2&gt;Ferdigheter&lt;/h2&gt;</text:p>
      <text:p text:style-name="P22"><text:s text:c="8"/>&lt;ul&gt;</text:p>
      <text:p text:style-name="P23"><text:s text:c="12"/>&lt;li&gt;Squarespace&lt;/li&gt;</text:p>
      <text:p text:style-name="P24"><text:s text:c="12"/>&lt;li&gt;Hubspot&lt;/li&gt;</text:p>
      <text:p text:style-name="Normal"><text:span text:style-name="T25"><text:s text:c="12"/></text:span>&lt;li&gt;Funnel, Leadsgen, trafikk&lt;/li&gt;</text:p>
      <text:p text:style-name="Normal"><text:s text:c="12"/>&lt;li&gt;Officepakken&lt;/li&gt;</text:p>
      <text:p text:style-name="Normal"><text:s text:c="12"/>&lt;li&gt;Kampanjer/mediebyrå&lt;/li&gt;</text:p>
      <text:p text:style-name="Normal"><text:s text:c="12"/>&lt;li&gt;LinkedIn/Meta/Google&lt;/li&gt;</text:p>
      <text:p text:style-name="Normal"><text:s text:c="12"/>&lt;li&gt;Kommunikasjonsstrategi&lt;/li&gt;</text:p>
      <text:p text:style-name="Normal"><text:s text:c="12"/>&lt;li&gt;Digitaliseringsstrategi&lt;/li&gt;</text:p>
      <text:p text:style-name="Normal"><text:s text:c="12"/>&lt;li&gt;Trives med å lede&lt;/li&gt;</text:p>
      <text:p text:style-name="Normal"><text:s text:c="12"/>&lt;li&gt;Salgsstrategi/Anbud&lt;/li&gt;</text:p>
      <text:p text:style-name="Normal"><text:s text:c="12"/>&lt;li&gt;Utforsker tech Open AI/gpt&lt;/li&gt;</text:p>
      <text:p text:style-name="Normal"><text:s text:c="12"/>&lt;li&gt;Effektiv og energisk&lt;/li&gt;</text:p>
      <text:p text:style-name="Normal"><text:s text:c="12"/><text:span text:style-name="T26">&lt;li&gt;Wordpress&lt;/li&gt;</text:span></text:p>
      <text:p text:style-name="P27"><text:s text:c="12"/>&lt;li&gt;Content+/Podcast&lt;/li&gt;</text:p>
      <text:p text:style-name="Normal"><text:span text:style-name="T28"><text:s text:c="12"/></text:span>&lt;li&gt;Merkevare/markedsstrategi&lt;/li&gt;</text:p>
      <text:p text:style-name="Normal"><text:s text:c="12"/>&lt;li&gt;Nysgjerrig med pågang&lt;/li&gt;</text:p>
      <text:p text:style-name="Normal"><text:s text:c="8"/><text:span text:style-name="T29">&lt;/ul&gt;</text:span></text:p>
      <text:p text:style-name="P30"><text:s text:c="4"/>&lt;/section&gt;</text:p>
      <text:p text:style-name="P31"><text:s text:c="4"/></text:p>
      <text:p text:style-name="P32"><text:s text:c="4"/>&lt;section id="contact"&gt;</text:p>
      <text:p text:style-name="Normal"><text:span text:style-name="T33"><text:s text:c="8"/></text:span>&lt;h2&gt;Kontakt&lt;/h2&gt;</text:p>
      <text:p text:style-name="Normal"><text:s text:c="8"/>&lt;p&gt;For mer informasjon, vennligst kontakt meg på:&lt;/p&gt;</text:p>
      <text:soft-page-break/>
      <text:p text:style-name="Normal"><text:s text:c="8"/><text:span text:style-name="T34">&lt;p&gt;Email: &lt;a href="mailto:dinemail@eksempel.com"&gt;dinemail@eksempel.com&lt;/a&gt;&lt;/p&gt;</text:span></text:p>
      <text:p text:style-name="P35"><text:s text:c="4"/>&lt;/section&gt;</text:p>
      <text:p text:style-name="P36"><text:s text:c="4"/></text:p>
      <text:p text:style-name="P37"><text:s text:c="4"/>&lt;footer&gt;</text:p>
      <text:p text:style-name="Normal"><text:span text:style-name="T38"><text:s text:c="8"/>&lt;p&gt;&amp;copy; 2024 Distinctio.<text:s/></text:span>Alle rettigheter reservert.&lt;/p&gt;</text:p>
      <text:p text:style-name="Normal"><text:s text:c="4"/>&lt;/footer&gt;</text:p>
      <text:p text:style-name="Normal">&lt;/body&gt;</text:p>
      <text:p text:style-name="Normal">&lt;/html&gt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foravsnitt" style:display-name="Standardskrift for avsnitt" style:family="text"/>
    <style:style style:name="Overskrift1Tegn" style:display-name="Overskrift 1 Tegn" style:family="text" style:parent-style-name="Standardskriftforavsnit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Overskrift2Tegn" style:display-name="Overskrift 2 Tegn" style:family="text" style:parent-style-name="Standardskriftforavsnit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Overskrift3Tegn" style:display-name="Overskrift 3 Tegn" style:family="text" style:parent-style-name="Standardskriftforavsnitt">
      <style:text-properties style:font-name-asian="Times New Roman" style:font-name-complex="Times New Roman" fo:color="#0F4761" fo:font-size="14pt" style:font-size-asian="14pt" style:font-size-complex="14pt"/>
    </style:style>
    <style:style style:name="Overskrift4Tegn" style:display-name="Overskrift 4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0F4761"/>
    </style:style>
    <style:style style:name="Overskrift5Tegn" style:display-name="Overskrift 5 Tegn" style:family="text" style:parent-style-name="Standardskriftforavsnitt">
      <style:text-properties style:font-name-asian="Times New Roman" style:font-name-complex="Times New Roman" fo:color="#0F4761"/>
    </style:style>
    <style:style style:name="Overskrift6Tegn" style:display-name="Overskrift 6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foravsnit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foravsnit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foravsnitt">
      <style:text-properties style:font-name-asian="Times New Roman" style:font-name-complex="Times New Roman" fo:color="#272727"/>
    </style:style>
    <style:style style:name="Tittel" style:display-name="Tittel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telTegn" style:display-name="Tittel Tegn" style:family="text" style:parent-style-name="Standardskriftforavsnit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tel" style:display-name="Undertit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telTegn" style:display-name="Undertittel Tegn" style:family="text" style:parent-style-name="Standardskriftforavsnit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Sitat" style:display-name="S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SitatTegn" style:display-name="Sitat Tegn" style:family="text" style:parent-style-name="Standardskriftforavsnitt">
      <style:text-properties fo:font-style="italic" style:font-style-asian="italic" style:font-style-complex="italic" fo:color="#404040"/>
    </style:style>
    <style:style style:name="Listeavsnitt" style:display-name="Listeavsnit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Sterkutheving" style:display-name="Sterk utheving" style:family="text" style:parent-style-name="Standardskriftforavsnitt">
      <style:text-properties fo:font-style="italic" style:font-style-asian="italic" style:font-style-complex="italic" fo:color="#0F4761"/>
    </style:style>
    <style:style style:name="Sterktsitat" style:display-name="Sterkt sitat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SterktsitatTegn" style:display-name="Sterkt sitat Tegn" style:family="text" style:parent-style-name="Standardskriftforavsnitt">
      <style:text-properties fo:font-style="italic" style:font-style-asian="italic" style:font-style-complex="italic" fo:color="#0F4761"/>
    </style:style>
    <style:style style:name="Sterkreferanse" style:display-name="Sterk referanse" style:family="text" style:parent-style-name="Standardskriftforavsnit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n-Kristin Schram</meta:initial-creator>
    <dc:creator>Ann-Kristin Schram</dc:creator>
    <meta:creation-date>2024-05-29T16:06:00Z</meta:creation-date>
    <dc:date>2024-05-29T16:07:00Z</dc:date>
    <meta:template xlink:href="Normal" xlink:type="simple"/>
    <meta:editing-cycles>1</meta:editing-cycles>
    <meta:editing-duration>PT60S</meta:editing-duration>
    <meta:document-statistic meta:page-count="3" meta:paragraph-count="4" meta:word-count="326" meta:character-count="2051" meta:row-count="14" meta:non-whitespace-character-count="1729"/>
  </office:meta>
</office:document-meta>
</file>